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4.07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4.199cm"/>
    </style:style>
    <style:style style:name="gr3" style:family="graphic" style:parent-style-name="objectwithoutfill">
      <style:graphic-properties svg:stroke-width="0.022cm" svg:stroke-color="#000000" draw:marker-start-width="0.233cm" draw:marker-end="Arrowheads_20_3" draw:marker-end-width="0.333cm" draw:fill="solid" draw:textarea-vertical-align="middle" fo:padding-top="0.136cm" fo:padding-bottom="0.136cm" fo:padding-left="0.261cm" fo:padding-right="0.2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72cm" svg:height="2.286cm" svg:x="7.332cm" svg:y="7.75cm">
          <text:p text:style-name="P1">Acoustic</text:p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2.286cm" svg:x="7.332cm" svg:y="10.55cm">
          <text:p text:style-name="P1">Text</text:p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699cm" svg:height="5.08cm" svg:x="14.198cm" svg:y="7.75cm">
          <text:p text:style-name="P1">SVM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904cm" svg:y1="8.939cm" svg:x2="14.198cm" svg:y2="8.939cm">
          <text:p/>
        </draw:line>
        <draw:line draw:style-name="gr3" draw:text-style-name="P3" draw:layer="layout" svg:x1="11.899cm" svg:y1="9.739cm" svg:x2="14.193cm" svg:y2="9.739cm">
          <text:p/>
        </draw:line>
        <draw:line draw:style-name="gr3" draw:text-style-name="P3" draw:layer="layout" svg:x1="11.899cm" svg:y1="8.239cm" svg:x2="14.193cm" svg:y2="8.239cm">
          <text:p/>
        </draw:line>
        <draw:line draw:style-name="gr3" draw:text-style-name="P3" draw:layer="layout" svg:x1="11.899cm" svg:y1="11.739cm" svg:x2="14.193cm" svg:y2="11.739cm">
          <text:p/>
        </draw:line>
        <draw:line draw:style-name="gr3" draw:text-style-name="P3" draw:layer="layout" svg:x1="11.894cm" svg:y1="12.539cm" svg:x2="14.188cm" svg:y2="12.539cm">
          <text:p/>
        </draw:line>
        <draw:line draw:style-name="gr3" draw:text-style-name="P3" draw:layer="layout" svg:x1="11.894cm" svg:y1="11.039cm" svg:x2="14.188cm" svg:y2="11.039cm">
          <text:p/>
        </draw:line>
        <draw:frame draw:style-name="gr4" draw:text-style-name="P4" draw:layer="layout" svg:width="0.82cm" svg:height="0.962cm" svg:x="12.62cm" svg:y="7.477cm">
          <draw:text-box>
            <text:p>v</text:p>
          </draw:text-box>
        </draw:frame>
        <draw:frame draw:style-name="gr4" draw:text-style-name="P4" draw:layer="layout" svg:width="0.853cm" svg:height="0.962cm" svg:x="12.62cm" svg:y="8.177cm">
          <draw:text-box>
            <text:p>a</text:p>
          </draw:text-box>
        </draw:frame>
        <draw:frame draw:style-name="gr4" draw:text-style-name="P4" draw:layer="layout" svg:width="0.853cm" svg:height="0.962cm" svg:x="12.621cm" svg:y="8.977cm">
          <draw:text-box>
            <text:p>d</text:p>
          </draw:text-box>
        </draw:frame>
        <draw:frame draw:style-name="gr4" draw:text-style-name="P4" draw:layer="layout" svg:width="0.82cm" svg:height="0.962cm" svg:x="12.62cm" svg:y="10.277cm">
          <draw:text-box>
            <text:p>v</text:p>
          </draw:text-box>
        </draw:frame>
        <draw:frame draw:style-name="gr4" draw:text-style-name="P4" draw:layer="layout" svg:width="0.853cm" svg:height="0.962cm" svg:x="12.62cm" svg:y="10.977cm">
          <draw:text-box>
            <text:p>a</text:p>
          </draw:text-box>
        </draw:frame>
        <draw:frame draw:style-name="gr4" draw:text-style-name="P4" draw:layer="layout" svg:width="0.853cm" svg:height="0.962cm" svg:x="12.621cm" svg:y="11.777cm">
          <draw:text-box>
            <text:p>d</text:p>
          </draw:text-box>
        </draw:frame>
        <draw:line draw:style-name="gr3" draw:text-style-name="P3" draw:layer="layout" svg:x1="18.899cm" svg:y1="10.439cm" svg:x2="21.193cm" svg:y2="10.439cm">
          <text:p/>
        </draw:line>
        <draw:line draw:style-name="gr3" draw:text-style-name="P3" draw:layer="layout" svg:x1="18.894cm" svg:y1="11.239cm" svg:x2="21.188cm" svg:y2="11.239cm">
          <text:p/>
        </draw:line>
        <draw:line draw:style-name="gr3" draw:text-style-name="P3" draw:layer="layout" svg:x1="18.894cm" svg:y1="9.739cm" svg:x2="21.188cm" svg:y2="9.739cm">
          <text:p/>
        </draw:line>
        <draw:frame draw:style-name="gr4" draw:text-style-name="P4" draw:layer="layout" svg:width="0.82cm" svg:height="0.962cm" svg:x="19.615cm" svg:y="8.977cm">
          <draw:text-box>
            <text:p>v</text:p>
          </draw:text-box>
        </draw:frame>
        <draw:frame draw:style-name="gr4" draw:text-style-name="P4" draw:layer="layout" svg:width="0.853cm" svg:height="0.962cm" svg:x="19.615cm" svg:y="9.677cm">
          <draw:text-box>
            <text:p>a</text:p>
          </draw:text-box>
        </draw:frame>
        <draw:frame draw:style-name="gr4" draw:text-style-name="P4" draw:layer="layout" svg:width="0.853cm" svg:height="0.962cm" svg:x="19.616cm" svg:y="10.477cm">
          <draw:text-box>
            <text:p>d</text:p>
          </draw:text-box>
        </draw:frame>
        <draw:line draw:style-name="gr3" draw:text-style-name="P3" draw:layer="layout" svg:x1="5.051cm" svg:y1="8.758cm" svg:x2="7.345cm" svg:y2="8.758cm">
          <text:p/>
        </draw:line>
        <draw:line draw:style-name="gr3" draw:text-style-name="P3" draw:layer="layout" svg:x1="5.046cm" svg:y1="9.758cm" svg:x2="7.34cm" svg:y2="9.758cm">
          <text:p/>
        </draw:line>
        <draw:line draw:style-name="gr3" draw:text-style-name="P3" draw:layer="layout" svg:x1="5.046cm" svg:y1="8.258cm" svg:x2="7.34cm" svg:y2="8.258cm">
          <text:p/>
        </draw:line>
        <draw:line draw:style-name="gr3" draw:text-style-name="P3" draw:layer="layout" svg:x1="5.046cm" svg:y1="11.458cm" svg:x2="7.34cm" svg:y2="11.458cm">
          <text:p/>
        </draw:line>
        <draw:line draw:style-name="gr3" draw:text-style-name="P3" draw:layer="layout" svg:x1="5.041cm" svg:y1="12.458cm" svg:x2="7.335cm" svg:y2="12.458cm">
          <text:p/>
        </draw:line>
        <draw:line draw:style-name="gr3" draw:text-style-name="P3" draw:layer="layout" svg:x1="5.041cm" svg:y1="10.958cm" svg:x2="7.335cm" svg:y2="10.958cm">
          <text:p/>
        </draw:line>
        <draw:frame draw:style-name="gr5" draw:text-style-name="P4" draw:layer="layout" svg:width="1.397cm" svg:height="1.114cm" svg:x="3.875cm" svg:y="7.512cm">
          <draw:text-box>
            <text:p>af<text:span text:style-name="T1">1</text:span></text:p>
          </draw:text-box>
        </draw:frame>
        <draw:frame draw:style-name="gr5" draw:text-style-name="P4" draw:layer="layout" svg:width="1.397cm" svg:height="1.114cm" svg:x="3.876cm" svg:y="8.112cm">
          <draw:text-box>
            <text:p>af<text:span text:style-name="T1">2</text:span></text:p>
          </draw:text-box>
        </draw:frame>
        <draw:frame draw:style-name="gr5" draw:text-style-name="P4" draw:layer="layout" svg:width="1.397cm" svg:height="0.962cm" svg:x="5.476cm" svg:y="8.612cm">
          <draw:text-box>
            <text:p>...</text:p>
          </draw:text-box>
        </draw:frame>
        <draw:frame draw:style-name="gr5" draw:text-style-name="P4" draw:layer="layout" svg:width="1.397cm" svg:height="1.114cm" svg:x="3.876cm" svg:y="9.112cm">
          <draw:text-box>
            <text:p>af<text:span text:style-name="T1">n</text:span></text:p>
          </draw:text-box>
        </draw:frame>
        <draw:frame draw:style-name="gr4" draw:text-style-name="P4" draw:layer="layout" svg:width="1.061cm" svg:height="1.114cm" svg:x="4.029cm" svg:y="10.406cm">
          <draw:text-box>
            <text:p>tf<text:span text:style-name="T1">1</text:span></text:p>
          </draw:text-box>
        </draw:frame>
        <draw:frame draw:style-name="gr4" draw:text-style-name="P4" draw:layer="layout" svg:width="1.061cm" svg:height="1.114cm" svg:x="4.03cm" svg:y="11.006cm">
          <draw:text-box>
            <text:p>tf<text:span text:style-name="T1">2</text:span></text:p>
          </draw:text-box>
        </draw:frame>
        <draw:frame draw:style-name="gr4" draw:text-style-name="P4" draw:layer="layout" svg:width="1.061cm" svg:height="1.114cm" svg:x="4.03cm" svg:y="12.006cm">
          <draw:text-box>
            <text:p>tf<text:span text:style-name="T1">3</text:span></text:p>
          </draw:text-box>
        </draw:frame>
        <draw:frame draw:style-name="gr5" draw:text-style-name="P4" draw:layer="layout" svg:width="1.397cm" svg:height="0.962cm" svg:x="5.477cm" svg:y="11.412cm">
          <draw:text-box>
            <text:p>...</text:p>
          </draw:text-box>
        </draw:frame>
        <draw:frame draw:style-name="gr4" draw:text-style-name="P4" draw:layer="layout" svg:width="1.874cm" svg:height="0.962cm" svg:x="8.747cm" svg:y="6.223cm">
          <draw:text-box>
            <text:p>DNN</text:p>
          </draw:text-box>
        </draw:frame>
        <draw:frame draw:style-name="gr4" draw:text-style-name="P5" draw:layer="layout" svg:width="4.232cm" svg:height="1.673cm" svg:x="11.184cm" svg:y="6.015cm">
          <draw:text-box>
            <text:p text:style-name="P1">Development</text:p>
            <text:p text:style-name="P1">Prediction</text:p>
          </draw:text-box>
        </draw:frame>
        <draw:frame draw:style-name="gr4" draw:text-style-name="P5" draw:layer="layout" svg:width="3.317cm" svg:height="1.673cm" svg:x="18.284cm" svg:y="6.016cm">
          <draw:text-box>
            <text:p text:style-name="P1">Test</text:p>
            <text:p text:style-name="P1">Predi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 Tris Atmaja</meta:initial-creator>
    <meta:creation-date>2019-12-26T21:40:50.699089305</meta:creation-date>
    <dc:date>2019-12-27T15:06:28.957072244</dc:date>
    <dc:creator>Bagus Tris Atmaja</dc:creator>
    <meta:editing-duration>PT17H25M36S</meta:editing-duration>
    <meta:editing-cycles>6</meta:editing-cycles>
    <meta:generator>LibreOffice/6.2.8.2$Linux_X86_64 LibreOffice_project/20$Build-2</meta:generator>
    <meta:document-statistic meta:object-count="38"/>
  </office:meta>
</office:document-meta>
</file>